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50c26" officeooo:paragraph-rsid="00050c26"/>
    </style:style>
    <style:style style:name="P2" style:family="paragraph" style:parent-style-name="Standard">
      <style:paragraph-properties fo:text-align="justify" style:justify-single-word="false"/>
      <style:text-properties officeooo:rsid="00063093" officeooo:paragraph-rsid="00063093"/>
    </style:style>
    <style:style style:name="P3" style:family="paragraph" style:parent-style-name="Standard">
      <style:paragraph-properties fo:text-align="justify" style:justify-single-word="false"/>
      <style:text-properties officeooo:rsid="00073154" officeooo:paragraph-rsid="00073154"/>
    </style:style>
    <style:style style:name="P4" style:family="paragraph" style:parent-style-name="Standard">
      <style:paragraph-properties fo:text-align="justify" style:justify-single-word="false"/>
      <style:text-properties officeooo:rsid="0007fb14" officeooo:paragraph-rsid="0007fb14"/>
    </style:style>
    <style:style style:name="P5" style:family="paragraph" style:parent-style-name="Standard">
      <style:paragraph-properties fo:text-align="justify" style:justify-single-word="false"/>
      <style:text-properties officeooo:rsid="00085929" officeooo:paragraph-rsid="00085929"/>
    </style:style>
    <style:style style:name="P6" style:family="paragraph" style:parent-style-name="Standard">
      <style:paragraph-properties fo:text-align="justify" style:justify-single-word="false"/>
      <style:text-properties officeooo:rsid="00095dc4" officeooo:paragraph-rsid="00095dc4"/>
    </style:style>
    <style:style style:name="P7" style:family="paragraph" style:parent-style-name="Standard">
      <style:paragraph-properties fo:text-align="justify" style:justify-single-word="false"/>
      <style:text-properties officeooo:rsid="0009ca5b" officeooo:paragraph-rsid="0009ca5b"/>
    </style:style>
    <style:style style:name="P8" style:family="paragraph" style:parent-style-name="Standard">
      <style:paragraph-properties fo:text-align="justify" style:justify-single-word="false"/>
      <style:text-properties officeooo:rsid="000ad2fe" officeooo:paragraph-rsid="000ad2fe"/>
    </style:style>
    <style:style style:name="T1" style:family="text">
      <style:text-properties officeooo:rsid="00062059"/>
    </style:style>
    <style:style style:name="T2" style:family="text">
      <style:text-properties officeooo:rsid="00085929"/>
    </style:style>
    <style:style style:name="T3" style:family="text">
      <style:text-properties officeooo:rsid="000d6a8c"/>
    </style:style>
    <style:style style:name="T4" style:family="text">
      <style:text-properties officeooo:rsid="001026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ROCRACIA</text:p>
      <text:p text:style-name="P1">Capers Jones llama una sección PAPELEO <text:span text:style-name="T1">el papeleo es pura burocracia. Se llegó a la conclusión de que el papeleo es la segunda categoría más importante del trabajo de desarrollo de sistemas. El papeleo es responsable de más del treinta por ciento del costo de producción de un producto dado.</text:span></text:p>
      <text:p text:style-name="P2">Existe una tendencia, deprimente, para que los trabajadores de desarrollo sean cada vez más burócratas. <text:s text:c="2"/>Algunas empresas lo ven como una pesadilla y otras como una carga de trámites minúscula.</text:p>
      <text:p text:style-name="P2">Papeleo sin sentido solo es un desperdicio, debe ser identificado porque impide que la gente trabaje. Los equipos deben de crecer en base a metas. Los objetivos y metas para el equipo deben ser establecidos, no basta con solo decirles.</text:p>
      <text:p text:style-name="P2"/>
      <text:p text:style-name="P2">SEPARACIÓN FÍSICA</text:p>
      <text:p text:style-name="P3">La interacción entre los equipos de un departamento son altamente importantes, debido a que los lazos entre los miembros pueden crecer más fuerte con vecinos, que en grupos. Sin embargo, el tener personas al lado porque suele existir ruido y la interrupción. Un equipo bien disciplinado tiende a entrar en modo silencioso, al mismo tiempo, así que existe menos interrupciones. <text:span text:style-name="T3">Trabajar </text:span>junto a un <text:span text:style-name="T3">equipo</text:span> es bueno porque da <text:span text:style-name="T3">9</text:span>la oportunidad de interacción informal necesaria para el equipo.</text:p>
      <text:p text:style-name="P4"/>
      <text:p text:style-name="P4">FRAGMENTACIÓN DEL TIEMPO</text:p>
      <text:p text:style-name="P4">Es mala para los equipos y para la eficiencia. Nadie puede ser parte de más de un equipo bien acoplado. <text:span text:style-name="T2">Fragmentar el equipo no va a dar un buen resultado. Lo más triste es que permitimos la fragmentación más de lo que realmente es necesario.</text:span></text:p>
      <text:p text:style-name="P4"/>
      <text:p text:style-name="P5">LA REDUCCIÓN DE LA CALIDAD DEL PRODUCTO</text:p>
      <text:p text:style-name="P5">Obtener un producto en el menor tiempo implica menor calidad, nadie habla de productos de baja calidad solo hablan de productos de bajo costo. Afecta a los desarrolladores, puesto que construyen un producto de menor calidad que claramente no son capaces de hacer. Al desarrollar un producto de mala calidad, los miembros del equipo no quieren mirarse a los ojos, no hay sentido de logro, solo habrá satisfacción cunado dejen de hacer las cosas que están haciendo.</text:p>
      <text:p text:style-name="P6"/>
      <text:p text:style-name="P6">PLAZOS FALSOS</text:p>
      <text:p text:style-name="P6">CH3- plazos ajustados pueden ser desalentadores. Los plazos ajustados no son un reto agradable para los equipos. No es posible engañar a los integrantes de un equipo porque realizaran preguntas como: ¿Por qué?, ¿El universo se detendría si llegamos tarde?, ¿La compañía va a quebrar?, ¿la civilización occidental se vendrá abajo?</text:p>
      <text:p text:style-name="P6">El establecimiento de fechas, <text:span text:style-name="T4">no realistas,</text:span> será algo imposible de cumplir y todos lo saben. <text:span text:style-name="T4">En ocasiones e</text:span>l trabajo ha sido definido para que el éxito sea imposible. Algunos jefes no tienen respeto, preocupaciones por sus trabajadores.</text:p>
      <text:p text:style-name="P6"/>
      <text:p text:style-name="P6">CONTROL DE EQUIPO</text:p>
      <text:p text:style-name="P7">Quizás las personas personas que integren un equipo, pueden alejarse de de manera eficiente en nuevos proyectos, originando que los equipos se dividan. Las actividades en equipo y la energía que se producen por la interacción del equipo son artículos de fe en nuestra sociedad.</text:p>
      <text:p text:style-name="P7">A medida que avanza cada vez más alto el organigrama, el concepto de equipos bien acoplados se aleja más y más en el olvido. </text:p>
      <text:p text:style-name="P7"/>
      <text:p text:style-name="P7">UNA VEZ MÁS SOBRE EL MISMO PISO DEPRIMENTE.</text:p>
      <text:p text:style-name="P8">La mayoría de las empresas no se establecen consistentemente para matar a los equipos, sólo actúan de esa maner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2:39:56.165885432</meta:creation-date>
    <dc:date>2016-02-09T00:55:20.963095370</dc:date>
    <meta:editing-duration>PT1H59M9S</meta:editing-duration>
    <meta:editing-cycles>5</meta:editing-cycles>
    <meta:generator>LibreOffice/4.2.8.2$Linux_X86_64 LibreOffice_project/420m0$Build-2</meta:generator>
    <meta:document-statistic meta:table-count="0" meta:image-count="0" meta:object-count="0" meta:page-count="1" meta:paragraph-count="18" meta:word-count="522" meta:character-count="3156" meta:non-whitespace-character-count="2649"/>
  </office:meta>
</office:document-meta>
</file>